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O carte cu ceva explicații pentru a înțelege JavaScript</text:h>
      <text:p text:style-name="First_20_paragraph">Dedicație: copiilor mei</text:p>
      <text:p text:style-name="Text_20_body">Aceasta este o colecție de subiecte care privesc JavaScript-ul. Învăț mai bine dacă scriu lucrurile pe care vreau să le înțeleg iar această carte mă va ajuta să înțeleg mai bine și să pot explica mai bine. Atât de bine încât copii mei vor înțelege mai ușor și vor vedea mai departe.</text:p>
      <text:p text:style-name="Text_20_body">Sunt gânduri strânse după ce am citit și văzut multe alte lucrări dedicate acestui limbaj de programare compilat. Este compilat și servit imediat după.</text:p>
      <text:p text:style-name="Text_20_body">Este posibil ca multe dintre interpretările mele sau felul în care explic să nu fie cel canonic, cel predat la facultate sau în mediile academice dedicate. Limbajul adoptat este unul dedicat celui care dorește să înțeleagă fenomenul.</text:p>
      <text:p text:style-name="Text_20_body">Mă voi ajuta foarte mult cu multă informație explicată de către Kyle Simpson în a sa lucrare vie de la <text:a xlink:type="simple" xlink:href="https://github.com/getify/You-Dont-Know-JS" office:name=""><text:span text:style-name="Definition">https://github.com/getify/You-Dont-Know-JS</text:span></text:a></text:p>
      <text:p text:style-name="Text_20_body">Mă voi ajuta și de informația pe care o găsesc la <text:a xlink:type="simple" xlink:href="http://eloquentjavascript.net/" office:name=""><text:span text:style-name="Definition">http://eloquentjavascript.ne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